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E00000063B9452B1821B1D3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91bb" officeooo:paragraph-rsid="0019989d"/>
    </style:style>
    <style:style style:name="P2" style:family="paragraph" style:parent-style-name="Standard">
      <style:text-properties fo:font-weight="bold" officeooo:rsid="001591bb" officeooo:paragraph-rsid="0019989d" style:font-weight-asian="bold"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19989d"/>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size="14pt" fo:font-weight="bold" officeooo:rsid="0019989d" style:font-size-asian="14pt" style:font-weight-asian="bold" style:font-size-complex="14pt" style:font-weight-complex="bold"/>
    </style:style>
    <style:style style:name="T4" style:family="text">
      <style:text-properties officeooo:rsid="0014c6fb"/>
    </style:style>
    <style:style style:name="T5" style:family="text">
      <style:text-properties officeooo:rsid="00158d3e"/>
    </style:style>
    <style:style style:name="T6" style:family="text">
      <style:text-properties officeooo:rsid="0017d02a"/>
    </style:style>
    <style:style style:name="T7" style:family="text">
      <style:text-properties fo:font-size="12pt" fo:font-weight="normal" style:font-size-asian="12pt" style:font-weight-asian="normal" style:font-size-complex="12pt" style:font-weight-complex="normal"/>
    </style:style>
    <style:style style:name="T8" style:family="text">
      <style:text-properties officeooo:rsid="0019989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2 Quiz</text:h>
      <text:p text:style-name="P6">,</text:p>
      <text:p text:style-name="Text_20_body"><text:span text:style-name="Strong_20_Emphasis">People are making progress</text:span></text:p>
      <text:p text:style-name="Text_20_body"><text:span text:style-name="Strong_20_Emphasis">113</text:span> learners have recently completed this assignment</text:p>
      <text:p text:style-name="P6">Submit your assignment</text:p>
      <text:p text:style-name="P6">Due DateDec 21, 12:59 AM MST</text:p>
      <text:p text:style-name="P6">Attempts3 every 8 hours</text:p>
      <text:p text:style-name="P6">Receive grade</text:p>
      <text:p text:style-name="P6">To Pass70% or higher</text:p>
      <text:p text:style-name="P6">Grade</text:p>
      <text:p text:style-name="P6">—</text:p>
      <text:section text:style-name="Sect1" text:name="flagcontent-a414d9d4-ab4c-40e8-e9d4-22269a567f5d">
        <text:p text:style-name="P6"/>
      </text:section>
      <text:section text:style-name="Sect1" text:name="Section1">
        <text:p text:style-name="P6"><text:bookmark text:name="rendered-content"/></text:p>
        <text:section text:style-name="Sect1" text:name="Section2">
          <text:p text:style-name="P6"><text:bookmark text:name="flagcontent-a414d9d4-ab4c-40e8-e9d4-22269a567f5d"/></text:p>
        </text:section>
      </text:section>
      <text:p text:style-name="P6">Module 2 Quiz</text:p>
      <text:p text:style-name="Text_20_body">Graded Quiz • 33 min</text:p>
      <text:p text:style-name="Text_20_body"><text:span text:style-name="Strong_20_Emphasis">Due</text:span> Dec 21, 12:59 AM MST</text:p>
      <text:h text:style-name="Heading_20_4" text:outline-level="4">Module 2 Quiz</text:h>
      <text:p text:style-name="P6">Total points 11</text:p>
      <text:section text:style-name="Sect1" text:name="zwhSJdacEeaxAgrlJwO5Cg@0-legend">
        <text:p text:style-name="P6">1.</text:p>
        <text:p text:style-name="Text_20_body">Question 1</text:p>
        <text:p text:style-name="Text_20_body">Consider the following example algorithm, taken from the lecture video: </text:p>
        <text:p text:style-name="Text_20_body">Thread 1 {</text:p>
        <text:p text:style-name="Text_20_body"><text:s text:c="4"/>MYBAL = MYBAL - 100</text:p>
        <text:p text:style-name="Text_20_body"><text:s text:c="4"/>FAMILY(W1) = FAMILY(R1) + 100</text:p>
        <text:p text:style-name="Text_20_body">}</text:p>
        <text:p text:style-name="Text_20_body"/>
        <text:p text:style-name="Text_20_body">Thread 2 {</text:p>
        <text:p text:style-name="Text_20_body"><text:s text:c="4"/>FAMILY(W2) = FAMILY(R2) - 100</text:p>
        <text:p text:style-name="Text_20_body"><text:s text:c="4"/>DBAL = DBAL + 100</text:p>
        <text:p text:style-name="Text_20_body">}</text:p>
      </text:section>
      <text:section text:style-name="Sect1" text:name="Section3">
        <text:p text:style-name="Text_20_body"><text:bookmark text:name="zwhSJdacEeaxAgrlJwO5Cg@0-legend"/><text:soft-page-break/>We denote the read and write for FAMILY in thread 1 as R1 and W1, and the read and write for FAMILY in thread 2 as R2 and W2. Which of the following is <text:span text:style-name="Strong_20_Emphasis"><text:span text:style-name="T1">not</text:span></text:span> a possible ordering of reads and writes for the family’s account balance (FAMILY)?</text:p>
        <text:p text:style-name="P7">1 point</text:p>
      </text:section>
      <text:p text:style-name="Text_20_body">A. R1, W1, R2, W2</text:p>
      <text:p text:style-name="Text_20_body">B. R1, R2, W2, W1</text:p>
      <text:p text:style-name="P3">C. R2, W1, R1, W2</text:p>
      <text:p text:style-name="Text_20_body">D. R1, R2, W1 W2</text:p>
      <text:p text:style-name="Text_20_body">E. R2, W2, R1, W1</text:p>
      <text:section text:style-name="Sect1" text:name="KcO1OtadEeaccg5QH7xFpA@0-legend">
        <text:p text:style-name="P6">2.</text:p>
        <text:p text:style-name="Text_20_body">Question 2</text:p>
        <text:p text:style-name="Text_20_body">Consider the following example algorithm, taken from the lecture video:</text:p>
        <text:p text:style-name="Text_20_body"><text:s/>Thread 1 {</text:p>
        <text:p text:style-name="Text_20_body"><text:s text:c="4"/>MYBAL = MYBAL - 100</text:p>
        <text:p text:style-name="Text_20_body"><text:s text:c="4"/>FAMILY(W1) = FAMILY(R1) + 100</text:p>
        <text:p text:style-name="Text_20_body">}</text:p>
        <text:p text:style-name="Text_20_body"/>
        <text:p text:style-name="Text_20_body">Thread 2 {</text:p>
        <text:p text:style-name="Text_20_body"><text:s text:c="4"/>FAMILY(W2) = FAMILY(R2) - 100</text:p>
        <text:p text:style-name="Text_20_body"><text:s text:c="4"/>DBAL = DBAL + 100</text:p>
        <text:p text:style-name="Text_20_body">}</text:p>
      </text:section>
      <text:section text:style-name="Sect1" text:name="Section4">
        <text:p text:style-name="Text_20_body"><text:bookmark text:name="KcO1OtadEeaccg5QH7xFpA@0-legend"/>The beginning balance of the FAMILY account is 1000. We denote the read and write for FAMILY in thread 1 as R1 and W1, and the read and write for FAMILY in thread 2 as R2 and W2. Which of the following is <text:span text:style-name="Strong_20_Emphasis"><text:span text:style-name="T1">not</text:span></text:span> a possible value that the family account can end up with?</text:p>
        <text:p text:style-name="P7">1 point</text:p>
      </text:section>
      <text:p text:style-name="P3">A.800</text:p>
      <text:p text:style-name="Text_20_body">B. 900</text:p>
      <text:p text:style-name="Text_20_body">C. 1000</text:p>
      <text:p text:style-name="Text_20_body">D. 1100</text:p>
      <text:section text:style-name="Sect1" text:name="lJqhENadEeaxAgrlJwO5Cg@0-legend">
        <text:p text:style-name="P6">3.</text:p>
        <text:p text:style-name="Text_20_body">Question 3</text:p>
        <text:p text:style-name="Text_20_body"><text:soft-page-break/>Assume we have the doubly-linked list shown below. Using object-based isolation, which sets of object deletions can occur simultaneously?</text:p>
        <text:p text:style-name="Text_20_body"><draw:frame draw:style-name="fr1" draw:name="Image2" text:anchor-type="as-char" svg:width="6.3862in" svg:height="0.6598in" draw:z-index="0"><draw:image xlink:href="Pictures/10000201000003BE00000063B9452B1821B1D368.png" xlink:type="simple" xlink:show="embed" xlink:actuate="onLoad" loext:mime-type="image/png"/></draw:frame></text:p>
        <text:p text:style-name="Text_20_body"><text:span text:style-name="Emphasis">Please choose all options that are correct.</text:span></text:p>
        <text:p text:style-name="P7">1 point ; <text:span text:style-name="T4">A &amp; C </text:span><text:span text:style-name="T5">is</text:span><text:span text:style-name="T4"> incorrect</text:span></text:p>
      </text:section>
      <text:p text:style-name="P3">A. (A, D)</text:p>
      <text:p text:style-name="Text_20_body">B. (A, C, F)</text:p>
      <text:p text:style-name="P4">C. (B, C, F)</text:p>
      <text:p text:style-name="P3">D. (B, E)</text:p>
      <text:section text:style-name="Sect1" text:name="FyuectaeEeaBjhKRl6qv3A@0-legend">
        <text:p text:style-name="P6">4.</text:p>
        <text:p text:style-name="Text_20_body">Question 4</text:p>
        <text:p text:style-name="Text_20_body">Assume we are using the provided bank transaction code. We have six accounts: A, B, C, D, E, F We make eight transfers, all asynchronously:</text:p>
        <text:p text:style-name="Text_20_body">1. $100 from A to B</text:p>
        <text:p text:style-name="Text_20_body">2. $50 from B to C</text:p>
        <text:p text:style-name="Text_20_body">3. $30 from B to C</text:p>
        <text:p text:style-name="Text_20_body">4. $20 from B to A</text:p>
        <text:p text:style-name="Text_20_body">5. $70 from D to A</text:p>
        <text:p text:style-name="Text_20_body">6. $40 from B to D</text:p>
        <text:p text:style-name="Text_20_body">7. $30 from E to D</text:p>
        <text:p text:style-name="Text_20_body">8. $20 from D to F</text:p>
        <text:p text:style-name="Text_20_body">Each transaction requires one computation step worth of time, but multiple transactions can run in parallel in the same computation step. Given enough processors, what is the minimum number of computation steps needed to run these eight transactions without causing a data race?</text:p>
        <text:p text:style-name="P2"><text:span text:style-name="T8">1. </text:span>A to B, E to D</text:p>
        <text:p text:style-name="P2"><text:span text:style-name="T8">2. </text:span>B to C, D to A</text:p>
        <text:p text:style-name="P2"><text:span text:style-name="T8">3. </text:span>B to C, D to F</text:p>
        <text:p text:style-name="P2"><text:span text:style-name="T8">4. </text:span>B to A</text:p>
        <text:p text:style-name="P2"><text:span text:style-name="T8">5. </text:span>B to D</text:p>
        <text:p text:style-name="P1"/>
        <text:p text:style-name="Text_20_body"><text:span text:style-name="Emphasis">Please enter an integer for your response.</text:span></text:p>
        <text:p text:style-name="P5"><text:span text:style-name="Emphasis"><text:span text:style-name="T3">5</text:span></text:span></text:p>
        <text:p text:style-name="P7"><text:soft-page-break/>1 point</text:p>
      </text:section>
      <text:section text:style-name="Sect1" text:name="M0ppFNaeEeaBjhKRl6qv3A@0-legend">
        <text:p text:style-name="P6">5.</text:p>
        <text:p text:style-name="Text_20_body">Question 5</text:p>
        <text:p text:style-name="Text_20_body">Consider the following pseudocode snippet for computing the spanning tree in parallel. You may assume that for every vertex in the graph, parent is initialized to null.</text:p>
        <text:p text:style-name="Text_20_body">compute(v) {</text:p>
        <text:p text:style-name="Text_20_body"><text:s text:c="2"/>for each neighbor n of v {</text:p>
        <text:p text:style-name="Text_20_body"><text:s text:c="4"/>if makeParent(v, n) {</text:p>
        <text:p text:style-name="Text_20_body"><text:s text:c="6"/>async compute(n)</text:p>
        <text:p text:style-name="Text_20_body"><text:s text:c="4"/>}</text:p>
        <text:p text:style-name="Text_20_body"><text:s text:c="2"/>}</text:p>
        <text:p text:style-name="Text_20_body">}</text:p>
        <text:p text:style-name="Text_20_body"/>
        <text:p text:style-name="Text_20_body">boolean makeParent(v, c) {</text:p>
        <text:p text:style-name="Text_20_body"><text:s text:c="2"/>isolated(c) {</text:p>
        <text:p text:style-name="Text_20_body"><text:s text:c="4"/>if c.parent == null {</text:p>
        <text:p text:style-name="Text_20_body"><text:s text:c="6"/>doWork(1)</text:p>
        <text:p text:style-name="Text_20_body"><text:s text:c="6"/>c.parent = v</text:p>
        <text:p text:style-name="Text_20_body"><text:s text:c="6"/>return true</text:p>
        <text:p text:style-name="Text_20_body"><text:s text:c="4"/>} else {</text:p>
        <text:p text:style-name="Text_20_body"><text:s text:c="6"/>return false</text:p>
        <text:p text:style-name="Text_20_body"><text:s text:c="4"/>}</text:p>
        <text:p text:style-name="Text_20_body"><text:s text:c="2"/>}</text:p>
        <text:p text:style-name="Text_20_body">}</text:p>
        <text:p text:style-name="Text_20_body"/>
        <text:p text:style-name="Text_20_body">finish {</text:p>
        <text:p text:style-name="Text_20_body"><text:s text:c="2"/>root.parent = root;</text:p>
        <text:p text:style-name="Text_20_body"><text:s text:c="2"/>root.compute();</text:p>
        <text:p text:style-name="Text_20_body">}</text:p>
      </text:section>
      <text:section text:style-name="Sect1" text:name="Section5">
        <text:p text:style-name="Text_20_body"><text:bookmark text:name="M0ppFNaeEeaBjhKRl6qv3A@0-legend"/>For a complete graph with 4 vertices, what is the WORK of this algorithm?</text:p>
        <text:p text:style-name="P7"><text:soft-page-break/>1 point</text:p>
      </text:section>
      <text:p text:style-name="P3">A. 3 </text:p>
      <text:p text:style-name="Text_20_body">B. 4 </text:p>
      <text:p text:style-name="Text_20_body">C. It depends on the order the node neighbors are selected. </text:p>
      <text:p text:style-name="Text_20_body">D. It depends on what gets executed in parallel. </text:p>
      <text:section text:style-name="Sect1" text:name="dtG8wtaqEeaxAgrlJwO5Cg@0-legend">
        <text:p text:style-name="P6">6.</text:p>
        <text:p text:style-name="Text_20_body">Question 6</text:p>
        <text:p text:style-name="Text_20_body">If we re-run the algorithm from Question 5 on the spanning tree (which is also a graph) that is produced in Question 5, what will be the total WORK of the algorithm?</text:p>
        <text:p text:style-name="P7">1 point</text:p>
      </text:section>
      <text:p text:style-name="P3">A. 3</text:p>
      <text:p text:style-name="Text_20_body">B. 4</text:p>
      <text:p text:style-name="Text_20_body">C. It depends on which vertex is selected to start the tree.</text:p>
      <text:p text:style-name="Text_20_body">D. It depends on what gets executed in parallel.</text:p>
      <text:section text:style-name="Sect1" text:name="565BJdaqEeaccg5QH7xFpA@0-legend">
        <text:p text:style-name="P6">7.</text:p>
        <text:p text:style-name="Text_20_body">Question 7</text:p>
        <text:p text:style-name="Text_20_body">Consider the following pseudocode snippet: </text:p>
        <text:p text:style-name="Text_20_body"><text:bookmark-start text:name="__DdeLink__13_3937871436"/>finish {</text:p>
        <text:p text:style-name="Text_20_body"><text:s text:c="2"/>AtomicReference r = new AtomicReference()</text:p>
        <text:p text:style-name="Text_20_body"><text:s text:c="2"/>async {</text:p>
        <text:p text:style-name="Text_20_body"><text:s text:c="5"/>println(r.get())</text:p>
        <text:p text:style-name="Text_20_body"><text:s text:c="2"/>}</text:p>
        <text:p text:style-name="Text_20_body"><text:s text:c="2"/>forall i in 0..1000 {</text:p>
        <text:p text:style-name="Text_20_body"><text:s text:c="4"/>r.compareAndSet(null, i)</text:p>
        <text:p text:style-name="Text_20_body"><text:s text:c="2"/>}</text:p>
        <text:p text:style-name="Text_20_body">}<text:bookmark-end text:name="__DdeLink__13_3937871436"/></text:p>
      </text:section>
      <text:section text:style-name="Sect1" text:name="Section6">
        <text:p text:style-name="Text_20_body"><text:bookmark text:name="565BJdaqEeaccg5QH7xFpA@0-legend"/>What is most accurate statement regarding the value of r.get() printed by the async?</text:p>
        <text:p text:style-name="P7">1 point ; <text:span text:style-name="T5">A is incorrect</text:span></text:p>
      </text:section>
      <text:p text:style-name="P4">A. The string is null</text:p>
      <text:p text:style-name="Text_20_body">B. Any value between 0 and 1000.</text:p>
      <text:p text:style-name="P3">C. The string is null or any value between 0 and 1000.</text:p>
      <text:section text:style-name="Sect1" text:name="RQ8iHNarEeaBjhKRl6qv3A@0-legend">
        <text:p text:style-name="P6"><text:soft-page-break/>8.</text:p>
        <text:p text:style-name="Text_20_body">Question 8</text:p>
        <text:p text:style-name="Text_20_body">Now, consider the pseudocode snippet below. Recall that a "forall" loop creates a separate async for every iteration of the loop.</text:p>
        <text:p text:style-name="Text_20_body">finish {</text:p>
        <text:p text:style-name="Text_20_body"><text:s text:c="2"/>AtomicReference r = new AtomicReference()</text:p>
        <text:p text:style-name="Text_20_body"><text:s text:c="2"/>forall i in 0..1000 {</text:p>
        <text:p text:style-name="Text_20_body"><text:s text:c="4"/>r.compareAndSet(null, i)</text:p>
        <text:p text:style-name="Text_20_body"><text:s text:c="2"/>}</text:p>
        <text:p text:style-name="Text_20_body"><text:s text:c="2"/>async {</text:p>
        <text:p text:style-name="Text_20_body"><text:s text:c="4"/>println(r.get())</text:p>
        <text:p text:style-name="Text_20_body"><text:s text:c="2"/>}</text:p>
        <text:p text:style-name="Text_20_body">}</text:p>
      </text:section>
      <text:section text:style-name="Sect1" text:name="Section7">
        <text:p text:style-name="Text_20_body"><text:bookmark text:name="RQ8iHNarEeaBjhKRl6qv3A@0-legend"/>What is most accurate statement regarding the value of r.get() printed by the async?</text:p>
        <text:p text:style-name="P7">1 point</text:p>
      </text:section>
      <text:p text:style-name="P4">A. The string null</text:p>
      <text:p text:style-name="P3">B. Any value between 0 and 1000.</text:p>
      <text:p text:style-name="Text_20_body">C. The string is null or any value between 0 and 1000.</text:p>
      <text:section text:style-name="Sect1" text:name="eQb24tarEeaxAgrlJwO5Cg@0-legend">
        <text:p text:style-name="P6">9.</text:p>
        <text:p text:style-name="Text_20_body">Question 9</text:p>
        <text:p text:style-name="Text_20_body">Assume we have defined objects x and y. The following pseudo-code uses <text:span text:style-name="Strong_20_Emphasis">object isolation</text:span> on three blocks of code, A, B, and C.</text:p>
        <text:p text:style-name="Text_20_body">async {</text:p>
        <text:p text:style-name="Text_20_body"><text:s text:c="2"/>isolated (x) <text:s/>A</text:p>
        <text:p text:style-name="Text_20_body">}</text:p>
        <text:p text:style-name="Text_20_body">async {</text:p>
        <text:p text:style-name="Text_20_body"><text:s text:c="2"/>isolated (x) <text:s/>B</text:p>
        <text:p text:style-name="Text_20_body">}</text:p>
        <text:p text:style-name="Text_20_body">async {</text:p>
        <text:p text:style-name="Text_20_body"><text:s text:c="2"/>isolated (y) <text:s/>C</text:p>
        <text:p text:style-name="Text_20_body">}</text:p>
      </text:section>
      <text:section text:style-name="Sect1" text:name="Section8">
        <text:p text:style-name="Text_20_body"><text:bookmark text:name="eQb24tarEeaxAgrlJwO5Cg@0-legend"/><text:soft-page-break/>Which code blocks can run simultaneously?</text:p>
        <text:p text:style-name="Text_20_body"><text:span text:style-name="Emphasis">Please choose all options that are correct.</text:span></text:p>
        <text:p text:style-name="P7">1 point ; <text:span text:style-name="T6">A &amp; C is incorrect</text:span></text:p>
      </text:section>
      <text:p text:style-name="P3"><text:span text:style-name="T7">A. A and B, but not also C</text:span> </text:p>
      <text:p text:style-name="P3">B. A and C, but not also B </text:p>
      <text:p text:style-name="P3">C. B and C, but not also A </text:p>
      <text:p text:style-name="Text_20_body">D. A, B, and C </text:p>
      <text:section text:style-name="Sect1" text:name="1rIAQtarEeaBjhKRl6qv3A@0-legend">
        <text:p text:style-name="P6">10.</text:p>
        <text:p text:style-name="Text_20_body">Question 10</text:p>
        <text:p text:style-name="Text_20_body">Assume we have defined object y. The following pseudo-code uses object isolation on three blocks of code, D, E, and F. </text:p>
        <text:p text:style-name="Text_20_body">async {</text:p>
        <text:p text:style-name="Text_20_body"><text:s text:c="2"/>isolated (read(y)) <text:s/>D</text:p>
        <text:p text:style-name="Text_20_body">}</text:p>
        <text:p text:style-name="Text_20_body">async {</text:p>
        <text:p text:style-name="Text_20_body"><text:s text:c="2"/>isolated (read(y)) <text:s/>E</text:p>
        <text:p text:style-name="Text_20_body">}</text:p>
        <text:p text:style-name="Text_20_body">async {</text:p>
        <text:p text:style-name="Text_20_body"><text:s text:c="2"/>isolated (y) <text:s/>F</text:p>
        <text:p text:style-name="Text_20_body">}</text:p>
      </text:section>
      <text:section text:style-name="Sect1" text:name="Section9">
        <text:p text:style-name="Text_20_body"><text:bookmark text:name="1rIAQtarEeaBjhKRl6qv3A@0-legend"/>Which code blocks can run simultaneously?</text:p>
        <text:p text:style-name="P7">1 point</text:p>
      </text:section>
      <text:p text:style-name="P3">A. D and E, but not also F</text:p>
      <text:p text:style-name="Text_20_body">B. D and F, but not also E</text:p>
      <text:p text:style-name="Text_20_body">C. E and F, but not also D</text:p>
      <text:p text:style-name="Text_20_body">D. D, E, and F</text:p>
      <text:section text:style-name="Sect1" text:name="MwmuGNasEeaBjhKRl6qv3A@0-legend">
        <text:p text:style-name="P6">11.</text:p>
        <text:p text:style-name="Text_20_body">Question 11</text:p>
        <text:p text:style-name="Text_20_body">Let's say that you have some additional information: blocks D and E actually <text:span text:style-name="Strong_20_Emphasis">write</text:span> y and block F <text:span text:style-name="Strong_20_Emphasis">only reads</text:span> y. However, we are leaving the isolated declarations as is. How does this change the previous answer?</text:p>
        <text:p text:style-name="P7"><text:soft-page-break/>1 point</text:p>
      </text:section>
      <text:p text:style-name="P3">A. No change. </text:p>
      <text:p text:style-name="Text_20_body">B. It reverses all the True/False answers. </text:p>
      <text:p text:style-name="Text_20_body">C. The code is erroneous and won't run. </text:p>
      <text:p text:style-name="P6">Honor Code Agreement</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20:01:08.096769049</meta:creation-date>
    <dc:date>2020-12-26T04:06:04.701768404</dc:date>
    <meta:editing-duration>PT46M17S</meta:editing-duration>
    <meta:editing-cycles>16</meta:editing-cycles>
    <meta:generator>LibreOffice/6.4.6.2$Linux_X86_64 LibreOffice_project/40$Build-2</meta:generator>
    <meta:document-statistic meta:table-count="0" meta:image-count="1" meta:object-count="0" meta:page-count="8" meta:paragraph-count="199" meta:word-count="1058" meta:character-count="5290" meta:non-whitespace-character-count="4265"/>
  </office:meta>
</office:document-meta>
</file>